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sReport.toXml( Document doc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Types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sReport.getNodeTypes( Session session , ReportInfo 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Types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sReport.init( DavResource resource , Report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